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/>
  </office:automatic-styles>
  <office:body>
    <office:spreadsheet>
      <table:table table:name="Feuille1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Avec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8.67593582887701" calcext:value-type="float">
            <text:p>8,68</text:p>
          </table:table-cell>
          <table:table-cell table:formula="of:=0.4+[.B3]/(1+(59*[.B3])/128)" office:value-type="float" office:value="1.08449197860963" calcext:value-type="float">
            <text:p>1,08</text:p>
          </table:table-cell>
          <table:table-cell table:formula="of:=(([.C3]*1024*1024+700)*4*4/1024/1024/1024)*3+0.07" office:value-type="float" office:value="0.476715784417117" calcext:value-type="float">
            <text:p>0,48</text:p>
          </table:table-cell>
          <table:table-cell table:formula="of:=[.B3]-[.E3]" office:value-type="float" office:value="0.523284215582883" calcext:value-type="float">
            <text:p>0,52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23.050406504065" calcext:value-type="float">
            <text:p>23,05</text:p>
          </table:table-cell>
          <table:table-cell table:formula="of:=0.4+[.B4]/(1+(59*[.B4])/128)" office:value-type="float" office:value="1.44065040650407" calcext:value-type="float">
            <text:p>1,44</text:p>
          </table:table-cell>
          <table:table-cell table:formula="of:=(([.C4]*1024*1024+700)*4*4/1024/1024/1024)*3+0.07" office:value-type="float" office:value="1.15051909731656" calcext:value-type="float">
            <text:p>1,15</text:p>
          </table:table-cell>
          <table:table-cell table:formula="of:=[.B4]-[.E4]" office:value-type="float" office:value="0.849480902683444" calcext:value-type="float">
            <text:p>0,85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39.816393442623" calcext:value-type="float">
            <text:p>39,82</text:p>
          </table:table-cell>
          <table:table-cell table:formula="of:=0.4+[.B5]/(1+(59*[.B5])/128)" office:value-type="float" office:value="1.65901639344262" calcext:value-type="float">
            <text:p>1,66</text:p>
          </table:table-cell>
          <table:table-cell table:formula="of:=(([.C5]*1024*1024+700)*4*4/1024/1024/1024)*3+0.07" office:value-type="float" office:value="1.93642473506146" calcext:value-type="float">
            <text:p>1,94</text:p>
          </table:table-cell>
          <table:table-cell table:formula="of:=[.B5]-[.E5]" office:value-type="float" office:value="1.06357526493854" calcext:value-type="float">
            <text:p>1,06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57.810989010989" calcext:value-type="float">
            <text:p>57,81</text:p>
          </table:table-cell>
          <table:table-cell table:formula="of:=0.4+[.B6]/(1+(59*[.B6])/128)" office:value-type="float" office:value="1.80659340659341" calcext:value-type="float">
            <text:p>1,81</text:p>
          </table:table-cell>
          <table:table-cell table:formula="of:=(([.C6]*1024*1024+700)*4*4/1024/1024/1024)*3+0.07" office:value-type="float" office:value="2.77992140232862" calcext:value-type="float">
            <text:p>2,78</text:p>
          </table:table-cell>
          <table:table-cell table:formula="of:=[.B6]-[.E6]" office:value-type="float" office:value="1.22007859767138" calcext:value-type="float">
            <text:p>1,22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95.6813278008299" calcext:value-type="float">
            <text:p>95,68</text:p>
          </table:table-cell>
          <table:table-cell table:formula="of:=0.4+[.B7]/(1+(59*[.B7])/128)" office:value-type="float" office:value="1.99336099585062" calcext:value-type="float">
            <text:p>1,99</text:p>
          </table:table-cell>
          <table:table-cell table:formula="of:=(([.C7]*1024*1024+700)*4*4/1024/1024/1024)*3+0.07" office:value-type="float" office:value="4.55509353310241" calcext:value-type="float">
            <text:p>4,56</text:p>
          </table:table-cell>
          <table:table-cell table:formula="of:=[.B7]-[.E7]" office:value-type="float" office:value="1.44490646689759" calcext:value-type="float">
            <text:p>1,4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134.826666666667" calcext:value-type="float">
            <text:p>134,83</text:p>
          </table:table-cell>
          <table:table-cell table:formula="of:=0.4+[.B8]/(1+(59*[.B8])/128)" office:value-type="float" office:value="2.10666666666667" calcext:value-type="float">
            <text:p>2,11</text:p>
          </table:table-cell>
          <table:table-cell table:formula="of:=(([.C8]*1024*1024+700)*4*4/1024/1024/1024)*3+0.07" office:value-type="float" office:value="6.39003129243851" calcext:value-type="float">
            <text:p>6,39</text:p>
          </table:table-cell>
          <table:table-cell table:formula="of:=[.B8]-[.E8]" office:value-type="float" office:value="1.60996870756149" calcext:value-type="float">
            <text:p>1,61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95.737313432836" calcext:value-type="float">
            <text:p>295,74</text:p>
          </table:table-cell>
          <table:table-cell table:formula="of:=0.4+[.B9]/(1+(59*[.B9])/128)" office:value-type="float" office:value="2.31044776119403" calcext:value-type="float">
            <text:p>2,31</text:p>
          </table:table-cell>
          <table:table-cell table:formula="of:=(([.C9]*1024*1024+700)*4*4/1024/1024/1024)*3+0.07" office:value-type="float" office:value="13.9327178596027" calcext:value-type="float">
            <text:p>13,93</text:p>
          </table:table-cell>
          <table:table-cell table:formula="of:=[.B9]-[.E9]" office:value-type="float" office:value="2.06728214039731" calcext:value-type="float">
            <text:p>2,07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622.526984126984" calcext:value-type="float">
            <text:p>622,53</text:p>
          </table:table-cell>
          <table:table-cell table:formula="of:=0.4+[.B10]/(1+(59*[.B10])/128)" office:value-type="float" office:value="2.43174603174603" calcext:value-type="float">
            <text:p>2,43</text:p>
          </table:table-cell>
          <table:table-cell table:formula="of:=(([.C10]*1024*1024+700)*4*4/1024/1024/1024)*3+0.07" office:value-type="float" office:value="29.2509836733909" calcext:value-type="float">
            <text:p>29,25</text:p>
          </table:table-cell>
          <table:table-cell table:formula="of:=[.B10]-[.E10]" office:value-type="float" office:value="2.74901632660912" calcext:value-type="float">
            <text:p>2,7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279.1606557377" calcext:value-type="float">
            <text:p>1279,16</text:p>
          </table:table-cell>
          <table:table-cell table:formula="of:=0.4+[.B11]/(1+(59*[.B11])/128)" office:value-type="float" office:value="2.4983606557377" calcext:value-type="float">
            <text:p>2,50</text:p>
          </table:table-cell>
          <table:table-cell table:formula="of:=(([.C11]*1024*1024+700)*4*4/1024/1024/1024)*3+0.07" office:value-type="float" office:value="60.0306870301434" calcext:value-type="float">
            <text:p>60,03</text:p>
          </table:table-cell>
          <table:table-cell table:formula="of:=[.B11]-[.E11]" office:value-type="float" office:value="3.96931296985657" calcext:value-type="float">
            <text:p>3,97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594.13333333333" calcext:value-type="float">
            <text:p>2594,13</text:p>
          </table:table-cell>
          <table:table-cell table:formula="of:=0.4+[.B12]/(1+(59*[.B12])/128)" office:value-type="float" office:value="2.53333333333333" calcext:value-type="float">
            <text:p>2,53</text:p>
          </table:table-cell>
          <table:table-cell table:formula="of:=(([.C12]*1024*1024+700)*4*4/1024/1024/1024)*3+0.07" office:value-type="float" office:value="121.670031292439" calcext:value-type="float">
            <text:p>121,67</text:p>
          </table:table-cell>
          <table:table-cell table:formula="of:=[.B12]-[.E12]" office:value-type="float" office:value="6.32996870756151" calcext:value-type="float">
            <text:p>6,33</text:p>
          </table:table-cell>
        </table:table-row>
      </table:table>
      <table:table table:name="Feuille2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/>
          <table:table-cell office:value-type="string" calcext:value-type="string">
            <text:p>Sans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8*[.D3]*[.B3]" office:value-type="float" office:value="12.1967732804982" calcext:value-type="float">
            <text:p>12,20</text:p>
          </table:table-cell>
          <table:table-cell table:formula="of:=0.8+[.B3]/(1+(48.65*[.B3])/128)" office:value-type="float" office:value="1.52459666006227" calcext:value-type="float">
            <text:p>1,52</text:p>
          </table:table-cell>
          <table:table-cell table:formula="of:=(([.C3]*1024*1024+700)*3*4/1024/1024/1024)*3+0.07" office:value-type="float" office:value="0.498816279971394" calcext:value-type="float">
            <text:p>0,50</text:p>
          </table:table-cell>
          <table:table-cell table:formula="of:=[.B3]-[.E3]" office:value-type="float" office:value="0.501183720028606" calcext:value-type="float">
            <text:p>0,50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30.9802041722148" calcext:value-type="float">
            <text:p>30,98</text:p>
          </table:table-cell>
          <table:table-cell table:formula="of:=0.8+[.B4]/(1+(48.65*[.B4])/128)" office:value-type="float" office:value="1.93626276076343" calcext:value-type="float">
            <text:p>1,94</text:p>
          </table:table-cell>
          <table:table-cell table:formula="of:=(([.C4]*1024*1024+700)*3*4/1024/1024/1024)*3+0.07" office:value-type="float" office:value="1.15917127225831" calcext:value-type="float">
            <text:p>1,16</text:p>
          </table:table-cell>
          <table:table-cell table:formula="of:=[.B4]-[.E4]" office:value-type="float" office:value="0.840828727741692" calcext:value-type="float">
            <text:p>0,84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52.8411753969703" calcext:value-type="float">
            <text:p>52,84</text:p>
          </table:table-cell>
          <table:table-cell table:formula="of:=0.8+[.B5]/(1+(48.65*[.B5])/128)" office:value-type="float" office:value="2.20171564154043" calcext:value-type="float">
            <text:p>2,20</text:p>
          </table:table-cell>
          <table:table-cell table:formula="of:=(([.C5]*1024*1024+700)*3*4/1024/1024/1024)*3+0.07" office:value-type="float" office:value="1.92772104187862" calcext:value-type="float">
            <text:p>1,93</text:p>
          </table:table-cell>
          <table:table-cell table:formula="of:=[.B5]-[.E5]" office:value-type="float" office:value="1.07227895812138" calcext:value-type="float">
            <text:p>1,0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76.3873527588345" calcext:value-type="float">
            <text:p>76,39</text:p>
          </table:table-cell>
          <table:table-cell table:formula="of:=0.8+[.B6]/(1+(48.65*[.B6])/128)" office:value-type="float" office:value="2.38710477371358" calcext:value-type="float">
            <text:p>2,39</text:p>
          </table:table-cell>
          <table:table-cell table:formula="of:=(([.C6]*1024*1024+700)*3*4/1024/1024/1024)*3+0.07" office:value-type="float" office:value="2.75551633975665" calcext:value-type="float">
            <text:p>2,76</text:p>
          </table:table-cell>
          <table:table-cell table:formula="of:=[.B6]-[.E6]" office:value-type="float" office:value="1.24448366024335" calcext:value-type="float">
            <text:p>1,2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126.192331507502" calcext:value-type="float">
            <text:p>126,19</text:p>
          </table:table-cell>
          <table:table-cell table:formula="of:=0.8+[.B7]/(1+(48.65*[.B7])/128)" office:value-type="float" office:value="2.62900690640629" calcext:value-type="float">
            <text:p>2,63</text:p>
          </table:table-cell>
          <table:table-cell table:formula="of:=(([.C7]*1024*1024+700)*3*4/1024/1024/1024)*3+0.07" office:value-type="float" office:value="4.50647262388949" calcext:value-type="float">
            <text:p>4,51</text:p>
          </table:table-cell>
          <table:table-cell table:formula="of:=[.B7]-[.E7]" office:value-type="float" office:value="1.49352737611051" calcext:value-type="float">
            <text:p>1,49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177.913070378964" calcext:value-type="float">
            <text:p>177,91</text:p>
          </table:table-cell>
          <table:table-cell table:formula="of:=0.8+[.B8]/(1+(48.65*[.B8])/128)" office:value-type="float" office:value="2.77989172467131" calcext:value-type="float">
            <text:p>2,78</text:p>
          </table:table-cell>
          <table:table-cell table:formula="of:=(([.C8]*1024*1024+700)*3*4/1024/1024/1024)*3+0.07" office:value-type="float" office:value="6.32477984983932" calcext:value-type="float">
            <text:p>6,32</text:p>
          </table:table-cell>
          <table:table-cell table:formula="of:=[.B8]-[.E8]" office:value-type="float" office:value="1.67522015016068" calcext:value-type="float">
            <text:p>1,68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391.614474845543" calcext:value-type="float">
            <text:p>391,61</text:p>
          </table:table-cell>
          <table:table-cell table:formula="of:=0.8+[.B9]/(1+(48.65*[.B9])/128)" office:value-type="float" office:value="3.0594880847308" calcext:value-type="float">
            <text:p>3,06</text:p>
          </table:table-cell>
          <table:table-cell table:formula="of:=(([.C9]*1024*1024+700)*3*4/1024/1024/1024)*3+0.07" office:value-type="float" office:value="13.8377198506175" calcext:value-type="float">
            <text:p>13,84</text:p>
          </table:table-cell>
          <table:table-cell table:formula="of:=[.B9]-[.E9]" office:value-type="float" office:value="2.1622801493825" calcext:value-type="float">
            <text:p>2,1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827.174169040836" calcext:value-type="float">
            <text:p>827,17</text:p>
          </table:table-cell>
          <table:table-cell table:formula="of:=0.8+[.B10]/(1+(48.65*[.B10])/128)" office:value-type="float" office:value="3.23114909781576" calcext:value-type="float">
            <text:p>3,23</text:p>
          </table:table-cell>
          <table:table-cell table:formula="of:=(([.C10]*1024*1024+700)*3*4/1024/1024/1024)*3+0.07" office:value-type="float" office:value="29.1503653496708" calcext:value-type="float">
            <text:p>29,15</text:p>
          </table:table-cell>
          <table:table-cell table:formula="of:=[.B10]-[.E10]" office:value-type="float" office:value="2.84963465032924" calcext:value-type="float">
            <text:p>2,85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703.49930898322" calcext:value-type="float">
            <text:p>1703,50</text:p>
          </table:table-cell>
          <table:table-cell table:formula="of:=0.8+[.B11]/(1+(48.65*[.B11])/128)" office:value-type="float" office:value="3.32714708785785" calcext:value-type="float">
            <text:p>3,33</text:p>
          </table:table-cell>
          <table:table-cell table:formula="of:=(([.C11]*1024*1024+700)*3*4/1024/1024/1024)*3+0.07" office:value-type="float" office:value="59.9586710507701" calcext:value-type="float">
            <text:p>59,96</text:p>
          </table:table-cell>
          <table:table-cell table:formula="of:=[.B11]-[.E11]" office:value-type="float" office:value="4.04132894922986" calcext:value-type="float">
            <text:p>4,04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3459.11943605237" calcext:value-type="float">
            <text:p>3459,12</text:p>
          </table:table-cell>
          <table:table-cell table:formula="of:=0.8+[.B12]/(1+(48.65*[.B12])/128)" office:value-type="float" office:value="3.37804632426989" calcext:value-type="float">
            <text:p>3,38</text:p>
          </table:table-cell>
          <table:table-cell table:formula="of:=(([.C12]*1024*1024+700)*3*4/1024/1024/1024)*3+0.07" office:value-type="float" office:value="121.679691143045" calcext:value-type="float">
            <text:p>121,68</text:p>
          </table:table-cell>
          <table:table-cell table:formula="of:=[.B12]-[.E12]" office:value-type="float" office:value="6.32030885695509" calcext:value-type="float">
            <text:p>6,32</text:p>
          </table:table-cell>
        </table:table-row>
      </table:table>
      <table:table table:name="Feuille3" table:style-name="ta1">
        <table:table-column table:style-name="co1" table:number-columns-repeated="2" table:default-cell-style-name="Default"/>
        <table:table-column table:style-name="co1" table:number-columns-repeated="4" table:default-cell-style-name="ce1"/>
        <table:table-row table:style-name="ro1">
          <table:table-cell office:value-type="string" calcext:value-type="string">
            <text:p>OLD</text:p>
          </table:table-cell>
          <table:table-cell office:value-type="string" calcext:value-type="string">
            <text:p>Avec alpha</text:p>
          </table:table-cell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o RAM</text:p>
          </table:table-cell>
          <table:table-cell table:style-name="Default" office:value-type="string" calcext:value-type="string">
            <text:p>Mpix</text:p>
          </table:table-cell>
          <table:table-cell table:style-name="Default" office:value-type="string" calcext:value-type="string">
            <text:p>Coef</text:p>
          </table:table-cell>
          <table:table-cell table:style-name="Default" office:value-type="string" calcext:value-type="string">
            <text:p>Go reserved</text:p>
          </table:table-cell>
          <table:table-cell table:style-name="Default" office:value-type="string" calcext:value-type="string">
            <text:p>Go free</text:p>
          </table:table-cell>
        </table:table-row>
        <table:table-row table:style-name="ro1">
          <table:table-cell office:value-type="string" calcext:value-type="string">
            <text:p>Base </text:p>
          </table:table-cell>
          <table:table-cell office:value-type="float" office:value="1" calcext:value-type="float">
            <text:p>1</text:p>
          </table:table-cell>
          <table:table-cell table:formula="of:=9*[.D3]*[.B3]" office:value-type="float" office:value="9.36" calcext:value-type="float">
            <text:p>9,36</text:p>
          </table:table-cell>
          <table:table-cell table:formula="of:=MIN(2.05; 1+(([.$B3]*0.04)))" office:value-type="float" office:value="1.04" calcext:value-type="float">
            <text:p>1,04</text:p>
          </table:table-cell>
          <table:table-cell table:formula="of:=(([.C3]*1024*1024+700)*4*4/1024/1024/1024)*3+0.07" office:value-type="float" office:value="0.508781292438507" calcext:value-type="float">
            <text:p>0,51</text:p>
          </table:table-cell>
          <table:table-cell table:formula="of:=[.B3]-[.E3]" office:value-type="float" office:value="0.491218707561493" calcext:value-type="float">
            <text:p>0,49</text:p>
          </table:table-cell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8*[.D4]*[.B4]" office:value-type="float" office:value="17.28" calcext:value-type="float">
            <text:p>17,28</text:p>
          </table:table-cell>
          <table:table-cell table:formula="of:=MIN(2.05; 1+(([.$B4]*0.04)))" office:value-type="float" office:value="1.08" calcext:value-type="float">
            <text:p>1,08</text:p>
          </table:table-cell>
          <table:table-cell table:formula="of:=(([.C4]*1024*1024+700)*4*4/1024/1024/1024)*3+0.07" office:value-type="float" office:value="0.880031292438507" calcext:value-type="float">
            <text:p>0,88</text:p>
          </table:table-cell>
          <table:table-cell table:formula="of:=[.B4]-[.E4]" office:value-type="float" office:value="1.11996870756149" calcext:value-type="float">
            <text:p>1,12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8*[.D5]*[.B5]" office:value-type="float" office:value="26.88" calcext:value-type="float">
            <text:p>26,88</text:p>
          </table:table-cell>
          <table:table-cell table:formula="of:=MIN(2.05; 1+(([.$B5]*0.04)))" office:value-type="float" office:value="1.12" calcext:value-type="float">
            <text:p>1,12</text:p>
          </table:table-cell>
          <table:table-cell table:formula="of:=(([.C5]*1024*1024+700)*4*4/1024/1024/1024)*3+0.07" office:value-type="float" office:value="1.33003129243851" calcext:value-type="float">
            <text:p>1,33</text:p>
          </table:table-cell>
          <table:table-cell table:formula="of:=[.B5]-[.E5]" office:value-type="float" office:value="1.66996870756149" calcext:value-type="float">
            <text:p>1,67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8*[.D6]*[.B6]" office:value-type="float" office:value="37.12" calcext:value-type="float">
            <text:p>37,12</text:p>
          </table:table-cell>
          <table:table-cell table:formula="of:=MIN(2.05; 1+(([.$B6]*0.04)))" office:value-type="float" office:value="1.16" calcext:value-type="float">
            <text:p>1,16</text:p>
          </table:table-cell>
          <table:table-cell table:formula="of:=(([.C6]*1024*1024+700)*4*4/1024/1024/1024)*3+0.07" office:value-type="float" office:value="1.81003129243851" calcext:value-type="float">
            <text:p>1,81</text:p>
          </table:table-cell>
          <table:table-cell table:formula="of:=[.B6]-[.E6]" office:value-type="float" office:value="2.18996870756149" calcext:value-type="float">
            <text:p>2,19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formula="of:=8*[.D7]*[.B7]" office:value-type="float" office:value="59.52" calcext:value-type="float">
            <text:p>59,52</text:p>
          </table:table-cell>
          <table:table-cell table:formula="of:=MIN(2.05; 1+(([.$B7]*0.04)))" office:value-type="float" office:value="1.24" calcext:value-type="float">
            <text:p>1,24</text:p>
          </table:table-cell>
          <table:table-cell table:formula="of:=(([.C7]*1024*1024+700)*4*4/1024/1024/1024)*3+0.07" office:value-type="float" office:value="2.86003129243851" calcext:value-type="float">
            <text:p>2,86</text:p>
          </table:table-cell>
          <table:table-cell table:formula="of:=[.B7]-[.E7]" office:value-type="float" office:value="3.13996870756149" calcext:value-type="float">
            <text:p>3,14</text:p>
          </table:table-cell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table:formula="of:=8*[.D8]*[.B8]" office:value-type="float" office:value="84.48" calcext:value-type="float">
            <text:p>84,48</text:p>
          </table:table-cell>
          <table:table-cell table:formula="of:=MIN(2.05; 1+(([.$B8]*0.04)))" office:value-type="float" office:value="1.32" calcext:value-type="float">
            <text:p>1,32</text:p>
          </table:table-cell>
          <table:table-cell table:formula="of:=(([.C8]*1024*1024+700)*4*4/1024/1024/1024)*3+0.07" office:value-type="float" office:value="4.03003129243851" calcext:value-type="float">
            <text:p>4,03</text:p>
          </table:table-cell>
          <table:table-cell table:formula="of:=[.B8]-[.E8]" office:value-type="float" office:value="3.96996870756149" calcext:value-type="float">
            <text:p>3,9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table:formula="of:=8*[.D9]*[.B9]" office:value-type="float" office:value="209.92" calcext:value-type="float">
            <text:p>209,92</text:p>
          </table:table-cell>
          <table:table-cell table:formula="of:=MIN(2.05; 1+(([.$B9]*0.04)))" office:value-type="float" office:value="1.64" calcext:value-type="float">
            <text:p>1,64</text:p>
          </table:table-cell>
          <table:table-cell table:formula="of:=(([.C9]*1024*1024+700)*4*4/1024/1024/1024)*3+0.07" office:value-type="float" office:value="9.91003129243851" calcext:value-type="float">
            <text:p>9,91</text:p>
          </table:table-cell>
          <table:table-cell table:formula="of:=[.B9]-[.E9]" office:value-type="float" office:value="6.08996870756149" calcext:value-type="float">
            <text:p>6,09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table:formula="of:=8*[.D10]*[.B10]" office:value-type="float" office:value="524.8" calcext:value-type="float">
            <text:p>524,80</text:p>
          </table:table-cell>
          <table:table-cell table:formula="of:=MIN(2.05; 1+(([.$B10]*0.04)))" office:value-type="float" office:value="2.05" calcext:value-type="float">
            <text:p>2,05</text:p>
          </table:table-cell>
          <table:table-cell table:formula="of:=(([.C10]*1024*1024+700)*4*4/1024/1024/1024)*3+0.07" office:value-type="float" office:value="24.6700312924385" calcext:value-type="float">
            <text:p>24,67</text:p>
          </table:table-cell>
          <table:table-cell table:formula="of:=[.B10]-[.E10]" office:value-type="float" office:value="7.3299687075615" calcext:value-type="float">
            <text:p>7,33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table:formula="of:=8*[.D11]*[.B11]" office:value-type="float" office:value="1049.6" calcext:value-type="float">
            <text:p>1049,60</text:p>
          </table:table-cell>
          <table:table-cell table:formula="of:=MIN(2.05; 1+(([.$B11]*0.04)))" office:value-type="float" office:value="2.05" calcext:value-type="float">
            <text:p>2,05</text:p>
          </table:table-cell>
          <table:table-cell table:formula="of:=(([.C11]*1024*1024+700)*4*4/1024/1024/1024)*3+0.07" office:value-type="float" office:value="49.2700312924385" calcext:value-type="float">
            <text:p>49,27</text:p>
          </table:table-cell>
          <table:table-cell table:formula="of:=[.B11]-[.E11]" office:value-type="float" office:value="14.7299687075615" calcext:value-type="float">
            <text:p>14,7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table:formula="of:=8*[.D12]*[.B12]" office:value-type="float" office:value="2099.2" calcext:value-type="float">
            <text:p>2099,20</text:p>
          </table:table-cell>
          <table:table-cell table:formula="of:=MIN(2.05; 1+(([.$B12]*0.04)))" office:value-type="float" office:value="2.05" calcext:value-type="float">
            <text:p>2,05</text:p>
          </table:table-cell>
          <table:table-cell table:formula="of:=(([.C12]*1024*1024+700)*4*4/1024/1024/1024)*3+0.07" office:value-type="float" office:value="98.4700312924385" calcext:value-type="float">
            <text:p>98,47</text:p>
          </table:table-cell>
          <table:table-cell table:formula="of:=[.B12]-[.E12]" office:value-type="float" office:value="29.5299687075615" calcext:value-type="float">
            <text:p>29,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0/00/0000</text:date>, <text:time style:data-style-name="N2" text:time-value="09:31:30.2843534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scal lemaitre</meta:initial-creator>
    <meta:creation-date>2017-12-26T17:37:29.252662582</meta:creation-date>
    <dc:date>2018-03-02T09:36:19.717956778</dc:date>
    <dc:creator>Pascal lemaitre</dc:creator>
    <meta:editing-duration>PT1H7M59S</meta:editing-duration>
    <meta:editing-cycles>13</meta:editing-cycles>
    <meta:generator>LibreOffice/4.3.3.2$Linux_X86_64 LibreOffice_project/430m0$Build-2</meta:generator>
    <meta:document-statistic meta:table-count="3" meta:cell-count="172" meta:object-count="0"/>
  </office:meta>
</office:document-meta>
</file>